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C70000050074B5EBB4ACC5F852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0563c1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background-color="#ffffff" fo:padding="0in" fo:border="none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/>
      <style:text-properties fo:font-size="14pt" style:font-size-asian="14pt" style:font-size-complex="14pt"/>
    </style:style>
    <style:style style:name="P5" style:family="paragraph" style:parent-style-name="Standard" style:master-page-name="Standard">
      <loext:graphic-properties draw:fill="solid" draw:fill-color="#ffffff"/>
      <style:paragraph-properties style:page-number="1" fo:background-color="#ffffff" fo:padding="0in" fo:border="none"/>
    </style:style>
    <style:style style:name="P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7366in, 40.3898in, 12.689in, -31.6929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Joana Bezerra de Gouveia</text:span></text:p>
      <text:p text:style-name="P3"><text:span text:style-name="T3">Idade: 17 anos</text:span><text:span text:style-name="T2"> <text:s text:c="19"/></text:span></text:p>
      <text:p text:style-name="P3"><text:span text:style-name="T3">Telefone de contato: (81) 9 8889-8746 / (81) 9 8348-7670 </text:span></text:p>
      <text:p text:style-name="P3"><text:span text:style-name="T3">Endereço: Zumbi do Pacheco – Jaboatão dos Guararapes <text:s text:c="6"/></text:span></text:p>
      <text:p text:style-name="P3"><text:span text:style-name="T3">E-mail:</text:span><text:span text:style-name="T4"> </text:span><text:a xlink:type="simple" xlink:href="mailto:joanagouveia.b@gmail.com" text:style-name="ListLabel_20_1" text:visited-style-name="ListLabel_20_1"><text:span text:style-name="T5">joanagouveia.b@gmail.com</text:span></text:a></text:p>
      <text:p text:style-name="P1"/>
      <text:p text:style-name="Standard"><text:span text:style-name="T4">Objetivo Profissional</text:span><draw:rect text:anchor-type="as-char" style:rel-width="100%" draw:z-index="0" draw:style-name="gr1" draw:text-style-name="P6" svg:width="0.0012in" svg:height="0.0213in"><text:p/></draw:rect></text:p>
      <text:p text:style-name="Standard"/>
      <text:p text:style-name="Standard"><text:span text:style-name="T3">Busco oportunidade para iniciar no mercado de trabalho, com objetivo de colocar em prática minhas habilidades.</text:span></text:p>
      <text:p text:style-name="P2"/>
      <text:p text:style-name="Standard"><text:span text:style-name="T4">Escolaridade</text:span></text:p>
      <text:p text:style-name="Standard"><draw:rect text:anchor-type="as-char" style:rel-width="100%" draw:z-index="1" draw:style-name="gr1" draw:text-style-name="P6" svg:width="0.0012in" svg:height="0.0213in"><text:p/></draw:rect></text:p>
      <text:p text:style-name="Standard"/>
      <text:p text:style-name="Standard"><text:span text:style-name="T3">Técnica em Administração pela ETE Advogado José David Gil Rodrigues- Ensino Médio Integrado/ Concluído: Dez/2023</text:span></text:p>
      <text:p text:style-name="Standard"/>
      <text:p text:style-name="Standard"><text:span text:style-name="T4">Cursos e Certificações</text:span></text:p>
      <text:p text:style-name="Standard"><draw:rect text:anchor-type="as-char" style:rel-width="100%" draw:z-index="2" draw:style-name="gr1" draw:text-style-name="P6" svg:width="0.0012in" svg:height="0.0213in"><text:p/></draw:rect></text:p>
      <text:p text:style-name="Standard"><text:s/></text:p>
      <text:p text:style-name="Standard"><text:span text:style-name="T3">Excel Avançado - Fundação Bradesco / Término: 07/01/2024</text:span></text:p>
      <text:p text:style-name="Standard"><text:span text:style-name="T3">Carga horária: 30 Horas. .</text:span></text:p>
      <text:p text:style-name="Standard"/>
      <text:p text:style-name="Standard"><text:span text:style-name="T4">Trabalho Voluntário</text:span></text:p>
      <text:p text:style-name="Standard"><draw:rect text:anchor-type="as-char" style:rel-width="100%" draw:z-index="3" draw:style-name="gr1" draw:text-style-name="P6" svg:width="0.0012in" svg:height="0.0213in"><text:p/></draw:rect></text:p>
      <text:p text:style-name="Standard"/>
      <text:p text:style-name="Standard"><text:span text:style-name="T3">Chefe de monitoria escolar durante o período de 1(um) ano letivo;</text:span></text:p>
      <text:p text:style-name="Standard"><text:soft-page-break/><text:span text:style-name="T3">Monitora de eventos escolares durante o período de 1 semestre (6 meses); <text:s text:c="3"/></text:span></text:p>
      <text:p text:style-name="Standard"><text:span text:style-name="T3">Monitoria em Matemática durante o período de 100 horas; <text:s text:c="24"/></text:span></text:p>
      <text:p text:style-name="Standard"><text:span text:style-name="T3">Certificado de participação de palestra com o tema: A abordagem prática do administrador no mercado de trabalho – 3 horas;</text:span></text:p>
      <text:p text:style-name="Standard"/>
      <text:p text:style-name="Standard"><text:span text:style-name="T4">Competências e Habilidades Profissionais</text:span></text:p>
      <text:p text:style-name="Standard"><draw:rect text:anchor-type="as-char" style:rel-width="100%" draw:z-index="4" draw:style-name="gr1" draw:text-style-name="P6" svg:width="0.0012in" svg:height="0.0213in"><text:p/></draw:rect></text:p>
      <text:p text:style-name="Standard"/>
      <text:p text:style-name="Standard"><text:span text:style-name="T3">Pacote Office ( Word, Excel, Powerpoint);</text:span></text:p>
      <text:p text:style-name="Standard">Inglês Intermediário - Autodidata;</text:p>
      <text:p text:style-name="Standard">Boa organização e habilidades de gerenciamento de tempo;</text:p>
      <text:p text:style-name="Standard">Habilidades de comunicação oral e escrita;</text:p>
      <text:p text:style-name="Standard">Trabalho em equipe;</text:p>
      <text:p text:style-name="Standard">Espírito de liderança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background-color="#ffffff" fo:padding="0in" fo:border="none"/>
    </style:style>
    <style:style style:name="MP2" style:family="paragraph" style:parent-style-name="Standard">
      <loext:graphic-properties draw:fill="solid" draw:fill-color="#ffffff"/>
      <style:paragraph-properties fo:background-color="#ffffff" fo:padding="0in" fo:border="none"/>
      <style:text-properties fo:font-size="14pt" style:font-size-asian="14pt" style:font-size-complex="14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7366in, 40.3898in, 12.689in, -31.6929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as-char" svg:width="0.2083in" svg:height="0.2083in" draw:z-index="6"><draw:image xlink:href="Pictures/10000000000003C70000050074B5EBB4ACC5F852.jpg" xlink:type="simple" xlink:show="embed" xlink:actuate="onLoad" loext:mime-type="image/jpeg"/></draw:frame></text:p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0" meta:word-count="163" meta:character-count="1181" meta:non-whitespace-character-count="982"/>
    <meta:generator>LibreOfficeDev/6.0.5.2$Linux_X86_64 LibreOffice_project/</meta:generator>
  </office:meta>
</office:document-meta>
</file>